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draw:stroke-dash="Fine_20_Dashe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1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9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2cm" svg:stroke-color="#0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1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text-shadow="none" fo:font-weight="bold" style:font-weight-asian="bold" style:font-weight-complex="bold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text-properties fo:text-shadow="1pt 1pt"/>
    </style:style>
    <style:style style:name="P5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text-shadow="1pt 1pt"/>
    </style:style>
    <style:style style:name="P11" style:family="paragraph">
      <style:paragraph-properties fo:margin-left="0cm" fo:margin-right="0cm" fo:text-align="end" fo:text-indent="0cm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layer="layout" svg:width="3.3cm" svg:height="1.162cm" svg:x="11.9cm" svg:y="17.9cm">
          <draw:text-box>
            <text:p text:style-name="P1">LaPack</text:p>
          </draw:text-box>
        </draw:frame>
        <draw:frame draw:style-name="gr3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2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2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layer="layout" svg:width="4.427cm" svg:height="1.162cm" svg:x="1.115cm" svg:y="14.838cm">
          <draw:text-box>
            <text:p text:style-name="P1">Coin3D</text:p>
          </draw:text-box>
        </draw:frame>
        <draw:frame draw:style-name="gr6" draw:text-style-name="P4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2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10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1" draw:text-style-name="P6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1" draw:text-style-name="P6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1" draw:text-style-name="P6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1" draw:text-style-name="P6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2" draw:text-style-name="P6" draw:id="id7" draw:layer="layout" svg:width="2cm" svg:height="2cm" svg:x="7.7cm" svg:y="16.3cm">
          <text:p text:style-name="P7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6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1" draw:text-style-name="P6" draw:layer="layout" svg:x1="8.699cm" svg:y1="16.3cm" svg:x2="8.7cm" svg:y2="14.7cm" draw:start-shape="id7" draw:start-glue-point="4" draw:end-shape="id6" draw:end-glue-point="2" svg:d="m8699 16300v-850h1v-750">
          <text:p/>
        </draw:connector>
        <draw:connector draw:style-name="gr13" draw:text-style-name="P6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1" draw:text-style-name="P6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1" draw:text-style-name="P6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layer="layout" svg:width="3.8cm" svg:height="1.162cm" svg:x="6.8cm" svg:y="13.44cm">
          <draw:text-box>
            <text:p text:style-name="P1">HDF5</text:p>
          </draw:text-box>
        </draw:frame>
        <draw:frame draw:style-name="gr14" draw:text-style-name="P2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5" draw:text-style-name="P2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6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7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7" draw:layer="layout" svg:width="3.6cm" svg:height="1.873cm" svg:x="16.3cm" svg:y="13.8cm">
          <draw:text-box>
            <text:p text:style-name="P1">Time-Stepping</text:p>
          </draw:text-box>
        </draw:frame>
        <draw:frame draw:style-name="gr18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9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20" draw:text-style-name="P2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3" draw:text-style-name="P6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3" draw:text-style-name="P6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1" draw:text-style-name="P2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3" draw:text-style-name="P6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10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10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3" draw:text-style-name="P6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3" draw:text-style-name="P8" draw:layer="layout" svg:width="4cm" svg:height="6.45cm" svg:x="20cm" svg:y="9.439cm">
          <draw:text-box>
            <text:p text:style-name="P7"><text:span text:style-name="T1">Solver</text:span></text:p>
          </draw:text-box>
        </draw:frame>
        <draw:frame draw:style-name="gr1" draw:text-style-name="P5" draw:id="id13" draw:layer="layout" svg:width="16.7cm" svg:height="9cm" svg:x="11.8cm" svg:y="6.901cm">
          <draw:text-box>
            <text:p text:style-name="P7"><text:span text:style-name="T1">MBSim – Kernel (Multibody Systems)</text:span></text:p>
          </draw:text-box>
        </draw:frame>
        <draw:frame draw:style-name="gr24" draw:text-style-name="P9" draw:id="id21" draw:layer="layout" svg:width="3.5cm" svg:height="3.5cm" svg:x="11.8cm" svg:y="16.801cm">
          <draw:text-box>
            <text:p text:style-name="P7"><text:span text:style-name="T2">FMatVec</text:span></text:p>
          </draw:text-box>
        </draw:frame>
        <draw:frame draw:style-name="gr25" draw:text-style-name="P1" draw:layer="layout" svg:width="3.5cm" svg:height="1.162cm" svg:x="11.8cm" svg:y="18.001cm">
          <draw:text-box>
            <text:p text:style-name="P7">LaPack</text:p>
          </draw:text-box>
        </draw:frame>
        <draw:frame draw:style-name="gr25" draw:text-style-name="P1" draw:layer="layout" svg:width="3.5cm" svg:height="1.162cm" svg:x="11.8cm" svg:y="19.17cm">
          <draw:text-box>
            <text:p text:style-name="P7">ATLAS</text:p>
          </draw:text-box>
        </draw:frame>
        <draw:frame draw:style-name="gr26" draw:text-style-name="P5" draw:id="id18" draw:layer="layout" svg:width="4cm" svg:height="2.662cm" svg:x="6.7cm" svg:y="12.039cm">
          <draw:text-box>
            <text:p text:style-name="P7"><text:span text:style-name="T1">HDF5Serie</text:span></text:p>
          </draw:text-box>
        </draw:frame>
        <draw:frame draw:style-name="gr26" draw:text-style-name="P5" draw:id="id20" draw:layer="layout" svg:width="4.6cm" svg:height="2.662cm" svg:x="1cm" svg:y="13.439cm">
          <draw:text-box>
            <text:p text:style-name="P7"><text:span text:style-name="T1">OpenMBV</text:span></text:p>
          </draw:text-box>
        </draw:frame>
        <draw:frame draw:style-name="gr25" draw:text-style-name="P1" draw:layer="layout" svg:width="4.55cm" svg:height="1.162cm" svg:x="1.015cm" svg:y="14.939cm">
          <draw:text-box>
            <text:p text:style-name="P7">Coin3D</text:p>
          </draw:text-box>
        </draw:frame>
        <draw:frame draw:style-name="gr27" draw:text-style-name="P10" draw:layer="layout" svg:width="4.3cm" svg:height="2.584cm" svg:x="11.8cm" svg:y="8.301cm">
          <draw:text-box>
            <text:p text:style-name="P7"><text:span text:style-name="T1">Modelling</text:span></text:p>
            <text:p text:style-name="P7"><text:span text:style-name="T3">XML</text:span></text:p>
            <text:p text:style-name="P7"><text:span text:style-name="T3">C++</text:span></text:p>
          </draw:text-box>
        </draw:frame>
        <draw:frame draw:style-name="gr28" draw:text-style-name="P5" draw:layer="layout" svg:width="12.4cm" svg:height="7.6cm" svg:x="16.1cm" svg:y="8.301cm">
          <draw:text-box>
            <text:p text:style-name="P7"><text:span text:style-name="T1">Simulation</text:span></text:p>
          </draw:text-box>
        </draw:frame>
        <draw:frame draw:style-name="gr8" draw:text-style-name="P7" draw:id="id22" draw:layer="layout" svg:width="6.2cm" svg:height="4.006cm" svg:x="22.3cm" svg:y="16.801cm">
          <draw:text-box>
            <text:p text:style-name="P7"><text:span text:style-name="T2">MBSim – Modules</text:span></text:p>
            <text:p text:style-name="P7">Electronics</text:p>
            <text:p text:style-name="P7">Hydraulics</text:p>
            <text:p text:style-name="P7">PowerTrain</text:p>
            <text:p text:style-name="P7">Control</text:p>
          </draw:text-box>
        </draw:frame>
        <draw:frame draw:style-name="gr10" draw:text-style-name="P8" draw:id="id14" draw:layer="layout" svg:width="5.2cm" svg:height="1.5cm" svg:x="17.55cm" svg:y="3.801cm">
          <draw:text-box>
            <text:p text:style-name="P7"><text:span text:style-name="T1">Cosimulation</text:span></text:p>
          </draw:text-box>
        </draw:frame>
        <draw:connector draw:style-name="gr29" draw:text-style-name="P6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9" draw:text-style-name="P6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9" draw:text-style-name="P6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9" draw:text-style-name="P6" draw:layer="layout" svg:x1="20.15cm" svg:y1="2.204cm" svg:x2="20.15cm" svg:y2="3.801cm" draw:start-shape="id17" draw:start-glue-point="2" draw:end-shape="id14" draw:end-glue-point="0" svg:d="m20150 2204v1597">
          <text:p/>
        </draw:connector>
        <draw:custom-shape draw:style-name="gr30" draw:text-style-name="P7" draw:id="id19" draw:layer="layout" svg:width="2cm" svg:height="2cm" svg:x="7.7cm" svg:y="16.301cm">
          <text:p text:style-name="P7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6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9" draw:text-style-name="P6" draw:layer="layout" svg:x1="8.699cm" svg:y1="16.301cm" svg:x2="8.7cm" svg:y2="14.701cm" draw:start-shape="id19" draw:start-glue-point="4" draw:end-shape="id18" draw:end-glue-point="2" svg:d="m8699 16301v-800h1v-800">
          <text:p/>
        </draw:connector>
        <draw:connector draw:style-name="gr31" draw:text-style-name="P6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9" draw:text-style-name="P6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9" draw:text-style-name="P6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5" draw:text-style-name="P1" draw:layer="layout" svg:width="4cm" svg:height="1.162cm" svg:x="6.7cm" svg:y="13.541cm">
          <draw:text-box>
            <text:p text:style-name="P7">HDF5</text:p>
          </draw:text-box>
        </draw:frame>
        <draw:frame draw:style-name="gr32" draw:text-style-name="P5" draw:layer="layout" svg:width="3.9cm" svg:height="6.45cm" svg:x="16.1cm" svg:y="9.44cm">
          <draw:text-box>
            <text:p text:style-name="P11"><text:span text:style-name="T1">Integrator</text:span></text:p>
          </draw:text-box>
        </draw:frame>
        <draw:frame draw:style-name="gr33" draw:text-style-name="P7" draw:layer="layout" svg:width="3.9cm" svg:height="3cm" svg:x="16.1cm" svg:y="10.9cm">
          <draw:text-box>
            <text:p text:style-name="P7">LSODAR<text:line-break/>Radau5<text:line-break/>Dopri5</text:p>
          </draw:text-box>
        </draw:frame>
        <draw:frame draw:style-name="gr34" draw:text-style-name="P1" draw:layer="layout" svg:width="4cm" svg:height="2cm" svg:x="20cm" svg:y="13.901cm">
          <draw:text-box>
            <text:p text:style-name="P7">Newton<text:line-break/>FixedPoint</text:p>
          </draw:text-box>
        </draw:frame>
        <draw:frame draw:style-name="gr34" draw:text-style-name="P1" draw:layer="layout" svg:width="3.9cm" svg:height="2cm" svg:x="16.1cm" svg:y="13.9cm">
          <draw:text-box>
            <text:p text:style-name="P7">Time-Stepping</text:p>
          </draw:text-box>
        </draw:frame>
        <draw:frame draw:style-name="gr35" draw:text-style-name="P7" draw:layer="layout" svg:width="4.5cm" svg:height="6.45cm" svg:x="23.98cm" svg:y="9.441cm">
          <draw:text-box>
            <text:p text:style-name="P7">Kinematics / Kinetics / Force Laws for <text:span text:style-name="T1">Bodies</text:span> and <text:span text:style-name="T1">Interaction</text:span></text:p>
          </draw:text-box>
        </draw:frame>
        <draw:frame draw:style-name="gr36" draw:text-style-name="P7" draw:layer="layout" svg:width="4cm" svg:height="3cm" svg:x="20cm" svg:y="10.9cm">
          <draw:text-box>
            <text:p text:style-name="P7">MinPack</text:p>
            <text:p text:style-name="P7">PATH</text:p>
          </draw:text-box>
        </draw:frame>
        <draw:frame draw:style-name="gr37" draw:text-style-name="P5" draw:id="id23" draw:layer="layout" svg:width="4cm" svg:height="1.873cm" svg:x="6.7cm" svg:y="8.539cm">
          <draw:text-box>
            <text:p text:style-name="P7"><text:span text:style-name="T1">OpenMBV</text:span><text:span text:style-name="T1"><text:line-break/></text:span><text:span text:style-name="T1">Interface</text:span></text:p>
          </draw:text-box>
        </draw:frame>
        <draw:connector draw:style-name="gr31" draw:text-style-name="P6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31" draw:text-style-name="P6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38" draw:text-style-name="P5" draw:id="id24" draw:layer="layout" svg:width="4.6cm" svg:height="1.162cm" svg:x="1cm" svg:y="11.44cm">
          <draw:text-box>
            <text:p text:style-name="P7"><text:span text:style-name="T1">H5PlotSerie</text:span></text:p>
          </draw:text-box>
        </draw:frame>
        <draw:connector draw:style-name="gr31" draw:text-style-name="P6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10" draw:text-style-name="P5" draw:id="id16" draw:layer="layout" svg:width="3cm" svg:height="1.5cm" svg:x="25.5cm" svg:y="3.801cm">
          <draw:text-box>
            <text:p text:style-name="P7"><text:span text:style-name="T1">HySim</text:span></text:p>
          </draw:text-box>
        </draw:frame>
        <draw:frame draw:style-name="gr10" draw:text-style-name="P5" draw:id="id15" draw:layer="layout" svg:width="3cm" svg:height="1.5cm" svg:x="11.8cm" svg:y="3.801cm">
          <draw:text-box>
            <text:p text:style-name="P7"><text:span text:style-name="T1">KetSim</text:span></text:p>
          </draw:text-box>
        </draw:frame>
        <draw:connector draw:style-name="gr31" draw:text-style-name="P6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9" draw:text-style-name="P5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3-24T14:29:38</dc:date>
    <meta:editing-cycles>49</meta:editing-cycles>
    <meta:editing-duration>PT03H42M00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